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3.433cm" fo:min-width="6.485cm"/>
    </style:style>
    <style:style style:name="gr2" style:family="graphic" style:parent-style-name="objectwithoutfill">
      <style:graphic-properties svg:stroke-color="#000000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3.683cm" svg:x="6.715cm" svg:y="2.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81cm" svg:y1="9.255cm" svg:x2="10.144cm" svg:y2="4.175cm">
          <text:p/>
        </draw:line>
        <draw:line draw:style-name="gr2" draw:text-style-name="P2" draw:layer="layout" svg:x1="15.097cm" svg:y1="9.763cm" svg:x2="10.398cm" svg:y2="4.175cm">
          <text:p/>
        </draw:line>
        <draw:line draw:style-name="gr2" draw:text-style-name="P2" draw:layer="layout" svg:x1="10.271cm" svg:y1="13.573cm" svg:x2="4.81cm" svg:y2="9.509cm">
          <text:p/>
        </draw:line>
        <draw:line draw:style-name="gr2" draw:text-style-name="P2" draw:layer="layout" svg:x1="10.398cm" svg:y1="13.446cm" svg:x2="15.097cm" svg:y2="10.017cm">
          <text:p/>
        </draw:line>
        <draw:line draw:style-name="gr2" draw:text-style-name="P2" draw:layer="layout" svg:x1="16.113cm" svg:y1="3.794cm" svg:x2="20.304cm" svg:y2="3.794cm">
          <text:p/>
        </draw:line>
        <draw:path draw:style-name="gr2" draw:text-style-name="P2" draw:layer="layout" svg:width="1.841cm" svg:height="2.226cm" draw:transform="rotate (1.46537843997444) translate (16.2506435782138cm 3.46969865677807cm)" svg:viewBox="0 0 1842 2227" svg:d="M0 2227c222 6 440-44 659-52 278-10 446-266 537-493 86-213 126-442 217-651 85-193 153-429 68-615-81-175 323-626-203-301-454 280 226 333 348 419 432 307 91-329 32-421l-107-104">
          <text:p/>
        </draw:path>
        <draw:path draw:style-name="gr2" draw:text-style-name="P2" draw:layer="layout" svg:width="0.719cm" svg:height="0.859cm" draw:transform="rotate (-3.0164525462218) translate (17.3498932005862cm 3.6825224330737cm)" svg:viewBox="0 0 720 860" svg:d="M218 843c237 29 426-167 490-414 68-266-173-431-384-429-253 2-317 266-324 454-9 251 268 481 466 383 296-146-127-398-288-436l-119 41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03T17:07:28.021116911</meta:creation-date>
    <dc:date>2020-02-04T12:09:39.983869171</dc:date>
    <meta:editing-duration>PT18H41M51S</meta:editing-duration>
    <meta:editing-cycles>1</meta:editing-cycles>
    <meta:document-statistic meta:object-count="8"/>
    <meta:generator>LibreOffice/6.3.4.2$Linux_X86_64 LibreOffice_project/30$Build-2</meta:generator>
  </office:meta>
</office:document-meta>
</file>